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ubtitle">
      <style:text-properties officeooo:rsid="0001fb81" officeooo:paragraph-rsid="0001fb81"/>
    </style:style>
    <style:style style:name="P2" style:family="paragraph" style:parent-style-name="Text_20_body">
      <style:text-properties officeooo:rsid="0001fb81" officeooo:paragraph-rsid="0001fb81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8430 - Architecture Logicielle et Conception Avancée</text:p>
      <text:p text:style-name="P2">TP1: Étude et Analyse d’une architecture logicielle</text:p>
      <text:p text:style-name="P2"/>
      <text:p text:style-name="P2">Loïc Lerat</text:p>
      <text:p text:style-name="P2">Théo Moffelein</text:p>
      <text:p text:style-name="P2">Julien Saint-Jean</text:p>
      <text:p text:style-name="P2">Philippe Marcotte</text:p>
      <text:p text:style-name="P2"/>
      <text:p text:style-name="P2"><text:span text:style-name="T1">Choix du programme</text:span> : ring-client-androi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13:42:39.680123502</meta:creation-date>
    <dc:date>2017-09-18T13:45:25.368079153</dc:date>
    <meta:editing-duration>PT2M47S</meta:editing-duration>
    <meta:editing-cycles>1</meta:editing-cycles>
    <meta:document-statistic meta:table-count="0" meta:image-count="0" meta:object-count="0" meta:page-count="1" meta:paragraph-count="7" meta:word-count="27" meta:character-count="204" meta:non-whitespace-character-count="184"/>
    <meta:generator>LibreOffice/5.3.1.2$Linux_X86_64 LibreOffice_project/30m0$Build-2</meta:generator>
  </office:meta>
</office:document-meta>
</file>